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6f103" officeooo:paragraph-rsid="0016f103"/>
    </style:style>
    <style:style style:name="P2" style:family="paragraph" style:parent-style-name="Standard">
      <style:paragraph-properties fo:text-align="center" style:justify-single-word="false"/>
      <style:text-properties style:font-name="Calibri Light" fo:font-weight="normal" officeooo:rsid="00185dcd" officeooo:paragraph-rsid="00185dcd" style:font-weight-asian="normal" style:font-weight-complex="normal"/>
    </style:style>
    <style:style style:name="P3" style:family="paragraph" style:parent-style-name="Standard">
      <style:text-properties style:font-name="Calibri Light" officeooo:rsid="00191916" officeooo:paragraph-rsid="001a2cab"/>
    </style:style>
    <style:style style:name="P4" style:family="paragraph" style:parent-style-name="Standard">
      <style:text-properties style:font-name="Calibri Light" officeooo:rsid="001cd90f" officeooo:paragraph-rsid="001cd90f"/>
    </style:style>
    <style:style style:name="P5" style:family="paragraph" style:parent-style-name="Header">
      <style:paragraph-properties fo:text-align="end" style:justify-single-word="false"/>
      <style:text-properties style:font-name="Calibri Light1" officeooo:rsid="002080c6" officeooo:paragraph-rsid="002080c6"/>
    </style:style>
    <style:style style:name="P6" style:family="paragraph" style:parent-style-name="Standard">
      <style:text-properties style:font-name="Calibri Light" officeooo:rsid="0016f103" officeooo:paragraph-rsid="0016f103"/>
    </style:style>
    <style:style style:name="P7" style:family="paragraph" style:parent-style-name="Standard">
      <style:text-properties fo:color="#808080" loext:opacity="100%" style:font-name="Calibri Light" officeooo:rsid="00191916" officeooo:paragraph-rsid="001a2cab"/>
    </style:style>
    <style:style style:name="P8" style:family="paragraph" style:parent-style-name="Standard">
      <style:text-properties fo:color="#808080" loext:opacity="100%" style:font-name="Calibri Light" officeooo:rsid="0016f103" officeooo:paragraph-rsid="0016f103"/>
    </style:style>
    <style:style style:name="T1" style:family="text">
      <style:text-properties officeooo:rsid="0017c5bb"/>
    </style:style>
    <style:style style:name="T2" style:family="text">
      <style:text-properties officeooo:rsid="00185d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1916" style:font-weight-asian="bold" style:font-weight-complex="bold"/>
    </style:style>
    <style:style style:name="T5" style:family="text">
      <style:text-properties officeooo:rsid="00191916"/>
    </style:style>
    <style:style style:name="T6" style:family="text">
      <style:text-properties officeooo:rsid="001a2cab"/>
    </style:style>
    <style:style style:name="T7" style:family="text">
      <style:text-properties officeooo:rsid="001d8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POWERSHELL FILTROS</text:p>
      <text:p text:style-name="P2"/>
      <text:p text:style-name="P4">Realiza los siguientes ejercicios de Powershell a partir del documento <text:span text:style-name="T3">datos.txt</text:span>. El documento contiene los datos de los alumnos de los grados de informática divididos en 4 columnas (Nombre, Grado, Nota media y Fecha de nacimiento). <text:span text:style-name="T3">Aplica todas las condiciones expuestas en cada ejercicio propuesto.</text:span></text:p>
      <text:p text:style-name="P1"/>
      <text:p text:style-name="P1"/>
      <text:p text:style-name="P1"><text:span text:style-name="T3">Ejercicio 1.- </text:span>Obtén los <text:span text:style-name="T1">el nombre y la nota del alumno</text:span> con la nota media más baja del documento.</text:p>
      <text:p text:style-name="P1"/>
      <text:p text:style-name="P8">Import-Csv .\datos.txt -Delimiter " " -Header Nombre,Grado,NotaMedia,FechaNacimiento | select Nombre,NotaMedia | sort <text:s/>{[int]$_.NotaMedia} -<text:span text:style-name="T7">Ascending</text:span> | Select-Object -Index 0</text:p>
      <text:p text:style-name="P1"/>
      <text:p text:style-name="P1"><text:span text:style-name="T3">Ejercicio 2.-</text:span> Obtén los <text:span text:style-name="T2">datos de los </text:span>3 alumnos con mejor nota media del documento <text:span text:style-name="T2">(ordenados por la nota media, de mayor a menor).</text:span></text:p>
      <text:p text:style-name="P1"/>
      <text:p text:style-name="P8">Import-Csv .\datos.txt -Delimiter " " -Header Nombre,Grado,NotaMedia,FechaNacimiento | sort <text:s/>{[int]$_.NotaMedia} -Descending | Select-Object -Index 0,1,2</text:p>
      <text:p text:style-name="P1"/>
      <text:p text:style-name="P1"><text:span text:style-name="T3">Ejercicio </text:span><text:span text:style-name="T4">3</text:span><text:span text:style-name="T3">.-</text:span> Obtén el nombre y grado de los alumnos con nota media suspensa, ordenados por el nombre del grado <text:span text:style-name="T5">al que pertenezcan</text:span><text:span text:style-name="T2">(orden inverso al orden alfabético).</text:span></text:p>
      <text:p text:style-name="P1"/>
      <text:p text:style-name="P8">Import-Csv .\datos.txt -Delimiter " " -Header Nombre,Grado,NotaMedia,FechaNacimiento | select Nombre,Grado,NotaMedia | Where-Object {[int]$_.NotaMedia -lt '5'} | sort <text:s/>{$_.Grado} -Descending</text:p>
      <text:p text:style-name="P1"/>
      <text:p text:style-name="P1"><text:span text:style-name="T3">Ejercicio </text:span><text:span text:style-name="T4">4</text:span><text:span text:style-name="T3">.-</text:span> <text:span text:style-name="T5">Obtén el número de</text:span> alumnos que <text:span text:style-name="T5">pertenezcan a</text:span>l grado de DAM, y hayan nacido en el año 2000 o posterior.</text:p>
      <text:p text:style-name="P1"/>
      <text:p text:style-name="P8">(Import-Csv .\datos.txt -Delimiter " " -Header Nombre,Grado,NotaMedia,FechaNacimiento | select Nombre,Grado,NotaMedia,FechaNacimiento | Where-Object {($_.FechaNacimiento -like '*/20*') -and ($_.Grado -eq 'DAM')}).count</text:p>
      <text:p text:style-name="P1"/>
      <text:p text:style-name="P3"><text:span text:style-name="T3">Ejercicio 5.- </text:span>Obtén los <text:span text:style-name="T6">nombres, notas y fechas de nacimiento</text:span> de los alumnos que NO pertenezcan al grado SMR, que su nombre NO comience por la letra “J”, <text:span text:style-name="T6">y que su nota media sea mayor o igual que 5. Ordena los datos en orden alfabético por el nombre de los alumnos.</text:span></text:p>
      <text:p text:style-name="P3"/>
      <text:p text:style-name="P7">Import-Csv .\datos.txt -Delimiter " " -Header Nombre,Grado,NotaMedia,FechaNacimiento | select Nombre,Grado,NotaMedia | Where-Object {([int]$_.NotaMedia -ge 5) -and ($_.Grado -ne 'SMR') -and ($_.Nombre -like 'j*')} | sort <text:s/>{$_.Nombr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 Light1" officeooo:rsid="002080c6" officeooo:paragraph-rsid="002080c6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01:39.744000000</meta:creation-date>
    <dc:date>2022-04-28T09:18:43.639000000</dc:date>
    <meta:editing-duration>PT1H20M19S</meta:editing-duration>
    <meta:editing-cycles>11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3" meta:word-count="291" meta:character-count="2090" meta:non-whitespace-character-count="1808"/>
  </office:meta>
</office:document-meta>
</file>